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B6827A1E53A30CC5E4.png" manifest:media-type="image/png"/>
  <manifest:file-entry manifest:full-path="Pictures/10000201000003C8000002F4786981E80EEBBE4F.png" manifest:media-type="image/png"/>
  <manifest:file-entry manifest:full-path="Pictures/1000000000000226000001BA8A4A499160EAD4D9.png" manifest:media-type="image/png"/>
  <manifest:file-entry manifest:full-path="Pictures/10000000000002140000019DA0709442ECC7BFC4.png" manifest:media-type="image/png"/>
  <manifest:file-entry manifest:full-path="Pictures/1000020100000423000002FB23A62783899B51B0.png" manifest:media-type="image/png"/>
  <manifest:file-entry manifest:full-path="Pictures/1000020100000208000001A1627241214B669D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313cm" svg:y="1.334cm">
          <draw:image xlink:href="Pictures/10000201000003C8000002F4786981E80EEBB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1" draw:text-style-name="P1" draw:layer="layout" svg:width="22.086cm" svg:height="15.913cm" svg:x="2.552cm" svg:y="4.343cm">
          <draw:image xlink:href="Pictures/1000020100000423000002FB23A62783899B51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1" draw:text-style-name="P1" draw:layer="layout" svg:width="10.59cm" svg:height="8.492cm" svg:x="3.126cm" svg:y="6.748cm">
          <draw:image xlink:href="Pictures/1000020100000208000001A1627241214B669D4A.png" xlink:type="simple" xlink:show="embed" xlink:actuate="onLoad">
            <text:p/>
          </draw:image>
        </draw:frame>
        <draw:frame draw:style-name="gr1" draw:text-style-name="P1" draw:layer="layout" svg:width="10.43cm" svg:height="8.382cm" svg:x="14.208cm" svg:y="6.858cm">
          <draw:image xlink:href="Pictures/1000000000000226000001BA8A4A499160EAD4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1" draw:text-style-name="P1" draw:layer="layout" svg:width="14.075cm" svg:height="10.926cm" svg:x="13.611cm" svg:y="6.092cm">
          <draw:image xlink:href="Pictures/10000000000002140000019DA0709442ECC7BFC4.png" xlink:type="simple" xlink:show="embed" xlink:actuate="onLoad">
            <text:p/>
          </draw:image>
        </draw:frame>
        <draw:frame draw:style-name="gr1" draw:text-style-name="P1" draw:layer="layout" svg:width="13.303cm" svg:height="10.83cm" svg:x="0.1cm" svg:y="6.092cm">
          <draw:image xlink:href="Pictures/100000000000021A000001B6827A1E53A30CC5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09-26T19:57:08.510983578</dc:date>
    <meta:editing-duration>P1DT10H45M34S</meta:editing-duration>
    <meta:editing-cycles>18</meta:editing-cycles>
    <meta:generator>LibreOffice/5.1.6.2$Linux_X86_64 LibreOffice_project/10m0$Build-2</meta:generator>
    <meta:document-statistic meta:object-count="39"/>
  </office:meta>
</office:document-meta>
</file>